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7" style:family="paragraph" style:parent-style-name="Footer">
      <style:text-properties officeooo:paragraph-rsid="004c5054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9" style:family="paragraph" style:parent-style-name="Normale">
      <style:text-properties style:font-name="Carlito"/>
    </style:style>
    <style:style style:name="P10" style:family="paragraph" style:parent-style-name="Header">
      <style:text-properties style:text-position="0% 100%" officeooo:paragraph-rsid="004c5054"/>
    </style:style>
    <style:style style:name="P11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9">Ns. Rif. <text:placeholder text:placeholder-type="text">&lt;o.name or ''&gt;</text:placeholder></text:p>
      <text:p text:style-name="P9">Perugia, <text:text-input text:description=""/><text:text-input text:description=""/><text:text-input text:description="formatLang(o.date_order,date=True)"/><text:text-input text:description="&lt;formatLang(o.date_order,date=True)&gt;"/></text:p>
      <text:p text:style-name="No_20_spacing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text-position="0% 100%" officeooo:paragraph-rsid="004c5054"/>
    </style:style>
    <style:style style:name="MP3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4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5" style:family="paragraph" style:parent-style-name="Footer">
      <style:text-properties officeooo:paragraph-rsid="004c5054"/>
    </style:style>
    <style:style style:name="MP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/>
            </table:table-cell>
          </table:table-row>
        </table:table>
        <text:p text:style-name="MP3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MP4"/>
      </style:header>
      <style:footer>
        <text:p text:style-name="MP4"/>
        <text:p text:style-name="MP4"><text:span text:style-name="MT2"><text:placeholder text:placeholder-type="text">&lt;o.name or ''&gt;</text:placeholder></text:span><text:span text:style-name="MT2"><text:s/>- Pagina </text:span><text:page-number text:select-page="current">1</text:page-number><text:s/><text:span text:style-name="MT2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5"><text:span text:style-name="Car._20_predefinito_20_paragrafo"><text:span text:style-name="MT3"/></text:span></text:p>
            </table:table-cell>
            <table:table-cell table:style-name="Tabella2.A1" office:value-type="string">
              <text:p text:style-name="MP6"><text:span text:style-name="Car._20_predefinito_20_paragrafo"><text:span text:style-name="MT4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1T10:59:57.171000000</dc:date>
    <meta:print-date>2015-10-01T17:14:00Z</meta:print-date>
    <meta:editing-cycles>83</meta:editing-cycles>
    <meta:editing-duration>PT15H53M24S</meta:editing-duration>
    <meta:document-statistic meta:table-count="2" meta:image-count="0" meta:object-count="0" meta:page-count="1" meta:paragraph-count="4" meta:word-count="30" meta:character-count="100" meta:non-whitespace-character-count="81"/>
    <meta:template xlink:type="simple" xlink:actuate="onRequest" xlink:title="" xlink:href="Normal"/>
  </office:meta>
</office:document-meta>
</file>